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registro-de-estados-de-membresía"/>Registro de Estados de Membresía<text:bookmark-end text:name="registro-de-estados-de-membresía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1/membership-state-registry" office:name=""><text:span text:style-name="Definition">https://blueprint.ecohubs.community/es/articles/rcos-templates/layer-1/membership-state-registry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1 — Sistema de Membresía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1-membership-system#31-membership-states" office:name=""><text:span text:style-name="Definition">§3.1</text:span></text:a>, <text:a xlink:type="simple" xlink:href="https://blueprint.ecohubs.community/es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estados-de-membresía-definidos"/>Estados de Membresía Definidos<text:bookmark-end text:name="estados-de-membresía-definidos"/></text:h>
      <text:p text:style-name="First_20_paragraph"><text:span text:style-name="T2">Cláusulas RCOS: </text:span><text:a xlink:type="simple" xlink:href="https://blueprint.ecohubs.community/es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5</text:span></text:span></text:a></text:p>
      <text:p text:style-name="P3"><text:span text:style-name="T1">Justificación — ¿Por qué una única tabla de estados</text:span></text:p>
      <text:p text:style-name="P3">Los derechos y obligaciones dispersos en distintos documentos terminan divergiendo. Reunir cada estado, sus derechos, sus obligaciones y sus transiciones en una sola tabla hace que el sistema de membresía sea auditable de un vistazo — puedes ver cada puerta de entrada y salida de la comunidad, y lo que cada una otorga. Si dos documentos alguna vez se contradicen, este registro es el que prevalece.</text:p>
      <text:p text:style-name="P4"><text:span text:style-name="T1">Instrucciones — Cómo completar esto</text:span></text:p>
      <text:p text:style-name="P4">Define cada estado de membresía que tu comunidad reconoce (p. ej., Solicitante, Miembro en Prueba, Miembro Pleno, Miembro Saliente). Para cada uno, enumera derechos, obligaciones, condición de entrada y condición de salida. Mantén los estados mutuamente excluyentes — ninguna persona puede tener dos estados simultáneament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Estado</text:p>
            </table:table-cell>
            <table:table-cell table:style-name="TableHeaderRowCell" office:value-type="string">
              <text:p text:style-name="Table_20_Heading">Derechos</text:p>
            </table:table-cell>
            <table:table-cell table:style-name="TableHeaderRowCell" office:value-type="string">
              <text:p text:style-name="Table_20_Heading">Obligaciones</text:p>
            </table:table-cell>
            <table:table-cell table:style-name="TableHeaderRowCell" office:value-type="string">
              <text:p text:style-name="Table_20_Heading">Condición de entrada</text:p>
            </table:table-cell>
            <table:table-cell table:style-name="TableHeaderRowCell" office:value-type="string">
              <text:p text:style-name="Table_20_Heading">Condición de salida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Estado 1, p. ej. Solicitante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Estado 2, p. ej. Miembro en Prueba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Estado 3, p. ej. Miembro Pleno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Estado 4, p. ej. Miembro Saliente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5">Ninguna persona puede tener múltiples estados de membresía simultáneamente. No se pueden asumir derechos ni obligaciones fuera del estado de membresía actual de la persona.</text:p>
      <text:h text:style-name="Heading_20_2" text:outline-level="2"><text:bookmark-start text:name="notas-técnicas"/>Notas Técnicas<text:bookmark-end text:name="notas-técnicas"/></text:h>
      <text:p text:style-name="P6"><text:span text:style-name="T1">Justificación — ¿Por qué conservar datos después de la salida</text:span></text:p>
      <text:p text:style-name="P6">La historia de la comunidad pertenece a la comunidad, no a ninguna cuenta individual. Conservar los registros de contribución después de la salida protege la integridad de las pistas de auditoría, el historial de gobernanza y la contabilidad de reconocimientos — mientras que revocar el acceso y eliminar a la persona de los listados activos respeta la finalidad de su partida.</text:p>
      <text:p text:style-name="P7"><text:span text:style-name="T1">Instrucciones — Cómo completar esto</text:span></text:p>
      <text:p text:style-name="P7">Describe qué registros se conservan después de la salida, dónde se gestionan operativamente las asignaciones de estado y cómo interactúa la revocación de acceso con las capacidades de la plataforma.</text:p>
      <text:list text:style-name="L3">
        <text:list-item>
          <text:p text:style-name="P8"><text:span text:style-name="T2">&lt;Historial de contribuciones y gobernanza retenido después de la salida; describe la política de retención.&gt;</text:span></text:p>
        </text:list-item>
        <text:list-item>
          <text:p text:style-name="P8"><text:span text:style-name="T2">&lt;Los miembros salientes se eliminan de los listados activos; describe la revocación de acceso por plataforma.&gt;</text:span></text:p>
        </text:list-item>
        <text:list-item>
          <text:p text:style-name="P8"><text:span text:style-name="T2">&lt;Ubicación operativa de las asignaciones de estado — ver </text:span>“<text:span text:style-name="T2">Lista Actual de Miembros</text:span>”<text:span text:style-name="T2"> más abajo.&gt;</text:span></text:p>
        </text:list-item>
      </text:list>
      <text:h text:style-name="Heading_20_2" text:outline-level="2"><text:bookmark-start text:name="lista-actual-de-miembros"/>Lista Actual de Miembros<text:bookmark-end text:name="lista-actual-de-miembros"/></text:h>
      <text:p text:style-name="First_20_paragraph"><text:span text:style-name="T2">Cláusulas RCOS: </text:span><text:a xlink:type="simple" xlink:href="https://blueprint.ecohubs.community/es/articles/rcos-core/v0-1/layer-1-membership-system#38-artifacts" office:name=""><text:span text:style-name="Definition"><text:span text:style-name="T2">3.8.2</text:span></text:span></text:a></text:p>
      <text:p text:style-name="P9"><text:span text:style-name="T1">Justificación — ¿Por qué separar la definición de la lista</text:span></text:p>
      <text:p text:style-name="P9">Este documento define lo que significan los estados; el registro vivo rastrea quién está en qué estado hoy. Mantenerlos separados significa que las definiciones son estables y gobernables mientras que las asignaciones se mantienen actualizadas — y nadie tiene que modificar un artefacto ratificado cada vez que un miembro se incorpora o se va.</text:p>
      <text:p text:style-name="P10"><text:span text:style-name="T1">Instrucciones — Cómo completar esto</text:span></text:p>
      <text:p text:style-name="P10">Enlaza al sistema operativo o documento donde se rastrean las asignaciones actuales de miembro a estado. Este artefacto no debería tener que modificarse cada vez que un miembro se incorpora o se va.</text:p>
      <text:p text:style-name="P11">La lista viva de miembros se mantiene en <text:span text:style-name="T2">&lt;sistema / ubicación&gt;</text:span>. Este documento define los estados; la herramienta de registro contiene las asignaciones actuales.</text:p>
      <text:p text:style-name="First_20_paragraph"><text:span text:style-name="T2">&lt;Enlace o ubicación del directorio vivo de miembros.&gt;</text:span></text:p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4">
        <text:list-item>
          <text:p text:style-name="P12"><text:span text:style-name="T1">Adoptado:</text:span> </text:p>
        </text:list-item>
        <text:list-item>
          <text:p text:style-name="P12"><text:span text:style-name="T1">Tipo de decisión:</text:span> Estratégica</text:p>
        </text:list-item>
        <text:list-item>
          <text:p text:style-name="P12"><text:span text:style-name="T1">Versión:</text:span> &lt;versión&gt;</text:p>
        </text:list-item>
        <text:list-item>
          <text:p text:style-name="P12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4Z</meta:creation-date>
    <dc:date>2026-04-29T01:58:24Z</dc:date>
    <meta:user-defined meta:name="title-meta" meta:value-type="string">Registro de Estados de Membresía</meta:user-defined>
  </office:meta>
</office:document-meta>
</file>